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6600" draw:marker-start-width="0.279cm" draw:marker-end-width="0.279cm" draw:fill-color="#579d1c" draw:textarea-horizontal-align="justify" draw:textarea-vertical-align="middle" draw:auto-grow-height="false" fo:min-height="1.498cm" fo:min-width="12.848cm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0.9cm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1.7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.6cm" fo:min-width="2.754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53cm" svg:stroke-color="#006600" draw:marker-start-width="0.279cm" draw:marker-end-width="0.279cm" draw:fill-color="#579d1c" draw:textarea-horizontal-align="justify" draw:textarea-vertical-align="middle" draw:auto-grow-height="false" fo:min-height="1.498cm" fo:min-width="4.048cm" fo:padding-top="0.151cm" fo:padding-bottom="0.151cm" fo:padding-left="0.276cm" fo:padding-right="0.27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 fo:min-height="0.6cm" fo:min-width="1.622cm"/>
    </style:style>
    <style:style style:name="gr8" style:family="graphic" style:parent-style-name="standard">
      <style:graphic-properties draw:textarea-horizontal-align="justify" draw:textarea-vertical-align="middle" draw:auto-grow-height="false" fo:min-height="1.95cm" fo:min-width="1.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 fo:min-height="0.6cm" fo:min-width="2.04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.881cm" fo:min-width="2.754cm"/>
    </style:style>
    <style:style style:name="gr12" style:family="graphic" style:parent-style-name="standard">
      <style:graphic-properties svg:stroke-width="0.053cm" svg:stroke-color="#006600" draw:marker-start-width="0.279cm" draw:marker-end-width="0.279cm" draw:fill-color="#579d1c" draw:textarea-horizontal-align="justify" draw:textarea-vertical-align="middle" draw:auto-grow-height="false" fo:min-height="1.498cm" fo:min-width="4.648cm" fo:padding-top="0.151cm" fo:padding-bottom="0.151cm" fo:padding-left="0.276cm" fo:padding-right="0.276cm"/>
    </style:style>
    <style:style style:name="gr13" style:family="graphic" style:parent-style-name="standard">
      <style:graphic-properties draw:fill-color="#ff950e" draw:textarea-horizontal-align="justify" draw:textarea-vertical-align="middle" draw:auto-grow-height="false" fo:min-height="1.306cm" fo:min-width="2.542cm"/>
    </style:style>
    <style:style style:name="gr14" style:family="graphic" style:parent-style-name="standard">
      <style:graphic-properties draw:fill-color="#ff950e" draw:textarea-horizontal-align="justify" draw:textarea-vertical-align="middle" draw:auto-grow-height="false" fo:min-height="0.881cm" fo:min-width="2.046cm"/>
    </style:style>
    <style:style style:name="gr15" style:family="graphic" style:parent-style-name="standard">
      <style:graphic-properties draw:fill-color="#ff950e" draw:textarea-horizontal-align="justify" draw:textarea-vertical-align="middle" draw:auto-grow-height="false" fo:min-height="0.669cm" fo:min-width="0.914cm"/>
    </style:style>
    <style:style style:name="gr16" style:family="graphic" style:parent-style-name="standard">
      <style:graphic-properties draw:fill-color="#ff950e" draw:textarea-horizontal-align="justify" draw:textarea-vertical-align="middle" draw:auto-grow-height="false" fo:min-height="0.669cm" fo:min-width="1.976cm"/>
    </style:style>
    <style:style style:name="gr1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579d1c"/>
      <style:paragraph-properties fo:text-align="center"/>
    </style:style>
    <style:style style:name="P3" style:family="paragraph">
      <loext:graphic-properties draw:fill-color="#ff950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950e"/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-color="#ff950e"/>
      <style:paragraph-properties fo:text-align="center"/>
      <style:text-properties style:text-underline-style="none"/>
    </style:style>
    <style:style style:name="P8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13.4cm" svg:height="1.8cm" svg:x="9.5cm" svg:y="3.1cm">
          <text:p text:style-name="P1">Mitarbei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2.6cm" svg:x="9cm" svg:y="7.4cm">
          <text:p text:style-name="P1">legt 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2.8cm" svg:height="2.6cm" svg:x="16.4cm" svg:y="6.9cm">
          <text:p text:style-name="P1">besitz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4.4cm" svg:height="3.6cm" svg:x="7.6cm" svg:y="16.3cm">
          <text:p text:style-name="P1">Wird zu-</text:p>
          <text:p text:style-name="P1">gewies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4.6cm" svg:height="1.2cm" svg:x="15.6cm" svg:y="0.4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6cm" svg:height="1.2cm" svg:x="9.4cm" svg:y="0.4cm">
          <text:p text:style-name="P1">Login-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6cm" svg:height="1.2cm" svg:x="23cm" svg:y="1.2cm">
          <text:p text:style-name="P1">Passw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6cm" svg:height="1.2cm" svg:x="2cm" svg:y="3.2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6cm" svg:height="1.2cm" svg:x="0.4cm" svg:y="11cm">
          <text:p text:style-name="P1">Beschreib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5cm" svg:y1="4cm" svg:x2="6.6cm" svg:y2="3.8cm">
          <text:p/>
        </draw:line>
        <draw:line draw:style-name="gr5" draw:text-style-name="P4" draw:layer="layout" svg:x1="9.5cm" svg:y1="3.1cm" svg:x2="7.2cm" svg:y2="1.4cm">
          <text:p/>
        </draw:line>
        <draw:line draw:style-name="gr5" draw:text-style-name="P4" draw:layer="layout" svg:x1="12.4cm" svg:y1="3.1cm" svg:x2="12cm" svg:y2="1.6cm">
          <text:p/>
        </draw:line>
        <draw:line draw:style-name="gr5" draw:text-style-name="P4" draw:layer="layout" svg:x1="17cm" svg:y1="3.1cm" svg:x2="17.6cm" svg:y2="1.6cm">
          <text:p/>
        </draw:line>
        <draw:line draw:style-name="gr5" draw:text-style-name="P4" draw:layer="layout" svg:x1="22.9cm" svg:y1="3.1cm" svg:x2="23.8cm" svg:y2="2.2cm">
          <text:p/>
        </draw:line>
        <draw:line draw:style-name="gr5" draw:text-style-name="P4" draw:layer="layout" svg:x1="10.4cm" svg:y1="7.4cm" svg:x2="10.4cm" svg:y2="4.9cm">
          <text:p/>
        </draw:line>
        <draw:line draw:style-name="gr5" draw:text-style-name="P4" draw:layer="layout" svg:x1="10.4cm" svg:y1="10cm" svg:x2="10.4cm" svg:y2="10.9cm">
          <text:p/>
        </draw:line>
        <draw:line draw:style-name="gr5" draw:text-style-name="P4" draw:layer="layout" svg:x1="8.1cm" svg:y1="10.9cm" svg:x2="4.8cm" svg:y2="9cm">
          <text:p/>
        </draw:line>
        <draw:line draw:style-name="gr5" draw:text-style-name="P4" draw:layer="layout" svg:x1="8.2cm" svg:y1="12.4cm" svg:x2="6.2cm" svg:y2="13.4cm">
          <text:p/>
        </draw:line>
        <draw:line draw:style-name="gr5" draw:text-style-name="P4" draw:layer="layout" svg:x1="8.1cm" svg:y1="11.6cm" svg:x2="5cm" svg:y2="11.6cm">
          <text:p/>
        </draw:line>
        <draw:custom-shape draw:style-name="gr6" draw:text-style-name="P2" draw:layer="layout" svg:width="4.6cm" svg:height="1.8cm" svg:x="8.1cm" svg:y="10.9cm">
          <text:p text:style-name="P1">Ticket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7.8cm" svg:y1="6.9cm" svg:x2="17.8cm" svg:y2="4.9cm">
          <text:p/>
        </draw:line>
        <draw:line draw:style-name="gr5" draw:text-style-name="P4" draw:layer="layout" svg:x1="17.8cm" svg:y1="10.5cm" svg:x2="17.8cm" svg:y2="9.5cm">
          <text:p/>
        </draw:line>
        <draw:custom-shape draw:style-name="gr4" draw:text-style-name="P3" draw:layer="layout" svg:width="4.6cm" svg:height="1.2cm" svg:x="0.4cm" svg:y="8.2cm">
          <text:p text:style-name="P1">Erstelldat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cm" svg:height="1.2cm" svg:x="3.8cm" svg:y="13.2cm">
          <text:p text:style-name="P1">Ti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0.1cm" svg:y1="11.2cm" svg:x2="21cm" svg:y2="9.4cm">
          <text:p/>
        </draw:line>
        <draw:line draw:style-name="gr5" draw:text-style-name="P4" draw:layer="layout" svg:x1="24.6cm" svg:y1="9.001cm" svg:x2="21.2cm" svg:y2="4.9cm">
          <text:p/>
        </draw:line>
        <draw:line draw:style-name="gr5" draw:text-style-name="P4" draw:layer="layout" svg:x1="24.5cm" svg:y1="17.1cm" svg:x2="24.5cm" svg:y2="13.105cm">
          <text:p/>
        </draw:line>
        <draw:custom-shape draw:style-name="gr8" draw:text-style-name="P1" draw:layer="layout" svg:width="4.8cm" svg:height="4.399cm" svg:x="22.1cm" svg:y="8.806cm">
          <text:p text:style-name="P1">be-</text:p>
          <text:p text:style-name="P1">kommt </text:p>
          <text:p text:style-name="P1">zuge-</text:p>
          <text:p text:style-name="P1">wies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4" draw:layer="layout" svg:x1="14.4cm" svg:y1="7.4cm" svg:x2="15.5cm" svg:y2="11.2cm">
          <text:p/>
        </draw:line>
        <draw:line draw:style-name="gr5" draw:text-style-name="P4" draw:layer="layout" svg:x1="9.8cm" svg:y1="12.7cm" svg:x2="9.8cm" svg:y2="16.3cm">
          <text:p/>
        </draw:line>
        <draw:line draw:style-name="gr5" draw:text-style-name="P4" draw:layer="layout" svg:x1="22cm" svg:y1="18.1cm" svg:x2="12cm" svg:y2="18.1cm">
          <text:p/>
        </draw:line>
        <draw:frame draw:style-name="gr9" draw:text-style-name="P5" draw:layer="layout" svg:width="0.6cm" svg:height="0.962cm" svg:x="9.6cm" svg:y="5.238cm">
          <draw:text-box>
            <text:p>1</text:p>
          </draw:text-box>
        </draw:frame>
        <draw:frame draw:style-name="gr9" draw:text-style-name="P5" draw:layer="layout" svg:width="0.6cm" svg:height="0.962cm" svg:x="9.6cm" svg:y="9.938cm">
          <draw:text-box>
            <text:p>n</text:p>
          </draw:text-box>
        </draw:frame>
        <draw:frame draw:style-name="gr9" draw:text-style-name="P5" draw:layer="layout" svg:width="0.6cm" svg:height="0.962cm" svg:x="9cm" svg:y="12.838cm">
          <draw:text-box>
            <text:p>1</text:p>
          </draw:text-box>
        </draw:frame>
        <draw:frame draw:style-name="gr9" draw:text-style-name="P5" draw:layer="layout" svg:width="0.6cm" svg:height="0.962cm" svg:x="21.2cm" svg:y="17.238cm">
          <draw:text-box>
            <text:p>n</text:p>
          </draw:text-box>
        </draw:frame>
        <draw:frame draw:style-name="gr9" draw:text-style-name="P5" draw:layer="layout" svg:width="0.6cm" svg:height="0.962cm" svg:x="21.6cm" svg:y="4.838cm">
          <draw:text-box>
            <text:p>1</text:p>
          </draw:text-box>
        </draw:frame>
        <draw:frame draw:style-name="gr9" draw:text-style-name="P5" draw:layer="layout" svg:width="0.6cm" svg:height="0.962cm" svg:x="23.8cm" svg:y="16.138cm">
          <draw:text-box>
            <text:p>n</text:p>
          </draw:text-box>
        </draw:frame>
        <draw:line draw:style-name="gr5" draw:text-style-name="P4" draw:layer="layout" svg:x1="9cm" svg:y1="10.9cm" svg:x2="7.4cm" svg:y2="8cm">
          <text:p/>
        </draw:line>
        <draw:custom-shape draw:style-name="gr4" draw:text-style-name="P6" draw:layer="layout" svg:width="4.6cm" svg:height="1.2cm" svg:x="4.4cm" svg:y="7cm">
          <text:p text:style-name="P1"><text:span text:style-name="T1">Ticket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5cm" svg:y1="4.4cm" svg:x2="7.6cm" svg:y2="5.4cm">
          <text:p/>
        </draw:line>
        <draw:custom-shape draw:style-name="gr4" draw:text-style-name="P6" draw:layer="layout" svg:width="4.6cm" svg:height="1.2cm" svg:x="3.2cm" svg:y="5cm">
          <text:p text:style-name="P1"><text:span text:style-name="T1">Mitarbeiter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0.6cm" svg:height="0.962cm" svg:x="17.9cm" svg:y="5.238cm">
          <draw:text-box>
            <text:p>1</text:p>
          </draw:text-box>
        </draw:frame>
        <draw:frame draw:style-name="gr9" draw:text-style-name="P5" draw:layer="layout" svg:width="0.6cm" svg:height="0.962cm" svg:x="17.9cm" svg:y="9.438cm">
          <draw:text-box>
            <text:p>n</text:p>
          </draw:text-box>
        </draw:frame>
        <draw:line draw:style-name="gr5" draw:text-style-name="P4" draw:layer="layout" svg:x1="19.2cm" svg:y1="10.5cm" svg:x2="19.6cm" svg:y2="7.4cm">
          <text:p/>
        </draw:line>
        <draw:custom-shape draw:style-name="gr10" draw:text-style-name="P6" draw:layer="layout" svg:width="3.6cm" svg:height="1.2cm" svg:x="18.4cm" svg:y="6.3cm">
          <text:p text:style-name="P1"><text:span text:style-name="T1">Rechte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4.6cm" svg:height="1.599cm" svg:x="11.8cm" svg:y="6cm">
          <text:p text:style-name="P1">Bezeichn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4.8cm" svg:y1="19.6cm" svg:x2="24.8cm" svg:y2="18.8cm">
          <text:p/>
        </draw:line>
        <draw:custom-shape draw:style-name="gr4" draw:text-style-name="P6" draw:layer="layout" svg:width="4.6cm" svg:height="1.2cm" svg:x="22.4cm" svg:y="19.6cm">
          <text:p text:style-name="P1"><text:span text:style-name="T1">Zuweisung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1.2cm" svg:y1="19.2cm" svg:x2="22cm" svg:y2="18.6cm">
          <text:p/>
        </draw:line>
        <draw:custom-shape draw:style-name="gr12" draw:text-style-name="P2" draw:layer="layout" svg:width="5.2cm" svg:height="1.8cm" svg:x="22cm" svg:y="17.1cm">
          <text:p text:style-name="P1">Ticketzuweisung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6cm" svg:height="1.2cm" svg:x="16.8cm" svg:y="18.8cm">
          <text:p text:style-name="P1"><text:span text:style-name="T2">Zeitpunk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6.4cm" svg:y1="12.8cm" svg:x2="16.4cm" svg:y2="12.1cm">
          <text:p/>
        </draw:line>
        <draw:custom-shape draw:style-name="gr6" draw:text-style-name="P2" draw:layer="layout" svg:width="4.6cm" svg:height="1.8cm" svg:x="15.5cm" svg:y="10.5cm">
          <text:p text:style-name="P1">Rechte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.4cm" svg:y1="15.95cm" svg:x2="16.4cm" svg:y2="15.25cm">
          <text:p/>
        </draw:line>
        <draw:custom-shape draw:style-name="gr2" draw:text-style-name="P1" draw:layer="layout" svg:width="2.8cm" svg:height="2.6cm" svg:x="15cm" svg:y="12.8cm">
          <text:p text:style-name="P1">fü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5" draw:layer="layout" svg:width="0.6cm" svg:height="0.962cm" svg:x="16.6cm" svg:y="12.238cm">
          <draw:text-box>
            <text:p>n</text:p>
          </draw:text-box>
        </draw:frame>
        <draw:frame draw:style-name="gr9" draw:text-style-name="P5" draw:layer="layout" svg:width="0.6cm" svg:height="0.962cm" svg:x="16.5cm" svg:y="15.038cm">
          <draw:text-box>
            <text:p>1</text:p>
          </draw:text-box>
        </draw:frame>
        <draw:custom-shape draw:style-name="gr13" draw:text-style-name="P3" draw:layer="layout" svg:width="4.3cm" svg:height="2.2cm" svg:x="19.7cm" svg:y="7.6cm">
          <text:p text:style-name="P1">Fensterauto-</text:p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4.1cm" svg:y1="15.9cm" svg:x2="13.4cm" svg:y2="15.4cm">
          <text:p/>
        </draw:line>
        <draw:custom-shape draw:style-name="gr4" draw:text-style-name="P6" draw:layer="layout" svg:width="4.6cm" svg:height="1.2cm" svg:x="9.9cm" svg:y="14.4cm">
          <text:p text:style-name="P1"><text:span text:style-name="T1">Fenster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3.6cm" svg:height="1.599cm" svg:x="19cm" svg:y="14.601cm">
          <text:p text:style-name="P1">JSP_Date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8.7cm" svg:y1="16.6cm" svg:x2="19.6cm" svg:y2="16cm">
          <text:p/>
        </draw:line>
        <draw:line draw:style-name="gr5" draw:text-style-name="P4" draw:layer="layout" svg:x1="18.7cm" svg:y1="17cm" svg:x2="19.4cm" svg:y2="17cm">
          <text:p/>
        </draw:line>
        <draw:custom-shape draw:style-name="gr15" draw:text-style-name="P3" draw:layer="layout" svg:width="2cm" svg:height="1.299cm" svg:x="19.4cm" svg:y="16.4cm">
          <text:p text:style-name="P1">Ti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4.6cm" svg:height="1.8cm" svg:x="14.1cm" svg:y="15.9cm">
          <text:p text:style-name="P1">Fenster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1cm" svg:y1="16.8cm" svg:x2="13.6cm" svg:y2="16.6cm">
          <text:p/>
        </draw:line>
        <draw:custom-shape draw:style-name="gr16" draw:text-style-name="P3" draw:layer="layout" svg:width="3.5cm" svg:height="1.299cm" svg:x="10.3cm" svg:y="15.801cm">
          <text:p text:style-name="P1">Dialog_v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5.6cm" svg:y1="15.9cm" svg:x2="14.4cm" svg:y2="14cm">
          <text:p/>
        </draw:line>
        <draw:custom-shape draw:style-name="gr16" draw:text-style-name="P3" draw:layer="layout" svg:width="3.5cm" svg:height="1.299cm" svg:x="11.5cm" svg:y="12.901cm">
          <text:p text:style-name="P1">min_bre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6cm" svg:height="1.2cm" svg:x="2.8cm" svg:y="0.8cm">
          <text:p text:style-name="P1">Vor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8.2cm" svg:y1="15.9cm" svg:x2="19.2cm" svg:y2="13.8cm">
          <text:p/>
        </draw:line>
        <draw:custom-shape draw:style-name="gr16" draw:text-style-name="P3" draw:layer="layout" svg:width="3.5cm" svg:height="1.299cm" svg:x="17.9cm" svg:y="12.701cm">
          <text:p text:style-name="P1">min_hoe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12:09:07.965853087</meta:creation-date>
    <dc:date>2015-11-15T12:09:16.610688480</dc:date>
    <meta:editing-duration>PT1H15M48S</meta:editing-duration>
    <meta:editing-cycles>10</meta:editing-cycles>
    <meta:generator>LibreOffice/5.0.2.2$Linux_X86_64 LibreOffice_project/00m0$Build-2</meta:generator>
    <meta:document-statistic meta:object-count="95"/>
  </office:meta>
</office:document-meta>
</file>